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Voices needed for Arcane Arca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0">
            <text:p>Voice/Actor</text:p>
          </table:table-cell>
          <table:table-cell office:value-type="string" table:style-name="ce11">
            <text:p>Abe (Unto)</text:p>
          </table:table-cell>
          <table:table-cell office:value-type="string" table:style-name="ce11">
            <text:p>Gandalf (Mikko)</text:p>
          </table:table-cell>
          <table:table-cell office:value-type="string" table:style-name="ce11">
            <text:p>White (Tuomas)</text:p>
          </table:table-cell>
          <table:table-cell office:value-type="string" table:style-name="ce12">
            <text:p>Teemu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Roihu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Lieska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Hyöky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yrsk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Hyine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Riit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Rapa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Lohk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Viima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Puhuri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Jyly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Vasama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Hämärä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8">
            <text:p>Varjo</text:p>
          </table:table-cell>
          <table:table-cell table:style-name="ce2"/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8">
            <text:p>Pyhä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8">
            <text:p>Valo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8">
            <text:p>Viher</text:p>
          </table:table-cell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8">
            <text:p>Lehvä</text:p>
          </table:table-cell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8">
            <text:p>Myrkky</text:p>
          </table:table-cell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9">
            <text:p>Rutto</text:p>
          </table:table-cell>
          <table:table-cell table:number-columns-repeated="3" table:style-name="ce6"/>
          <table:table-cell table:style-name="ce7"/>
          <table:table-cell table:number-columns-repeated="16378"/>
        </table:table-row>
        <table:table-row table:style-name="ro1">
          <table:table-cell/>
          <table:table-cell office:value-type="string" table:style-name="ce14">
            <text:p>Voitto</text:p>
          </table:table-cell>
          <table:table-cell office:value-type="string" table:style-name="ce3">
            <text:p>OK</text:p>
          </table:table-cell>
          <table:table-cell office:value-type="string" table:style-name="ce3">
            <text:p>OK</text:p>
          </table:table-cell>
          <table:table-cell office:value-type="string" table:style-name="ce3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/>
          <table:table-cell office:value-type="string" table:style-name="ce13">
            <text:p>Häviö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3">
            <text:p>JohtoDamag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3">
            <text:p>HäviöDamage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3">
            <text:p>JohtoIsku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3">
            <text:p>HäviöIsku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3">
            <text:p>Kirous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3">
            <text:p>Kirottu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office:value-type="string" table:style-name="ce16">
            <text:p>OK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5">
            <text:p>Erikoisuus</text:p>
          </table:table-cell>
          <table:table-cell office:value-type="string" table:style-name="ce6">
            <text:p>OK</text:p>
          </table:table-cell>
          <table:table-cell office:value-type="string" table:style-name="ce6">
            <text:p>OK</text:p>
          </table:table-cell>
          <table:table-cell office:value-type="string" table:style-name="ce6">
            <text:p>OK</text:p>
          </table:table-cell>
          <table:table-cell table:style-name="ce7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7T11:52:21Z</meta:creation-date>
    <dc:date>2013-09-07T12:02:14Z</dc:date>
  </office:meta>
</office:document-meta>
</file>